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0000000005E0000005EFCF40F8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48cm" style:use-optimal-column-width="false"/>
    </style:style>
    <style:style style:name="ro1" style:family="table-row">
      <style:table-row-properties style:row-height="1.191cm"/>
    </style:style>
    <style:style style:name="ce1" style:family="table-cell">
      <loext:graphic-properties draw:fill="solid" draw:fill-color="#66ffff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gradient" draw:fill-gradient-name="Olive_20_Green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loext:graphic-properties draw:fill="bitmap" draw:fill-image-name="msFillBitmap_20_1" draw:fill-image-width="2.171cm" draw:fill-image-height="2.171cm" style:repeat="repeat" draw:fill-image-ref-point-x="0%" draw:fill-image-ref-point-y="0%" draw:fill-image-ref-point="top-lef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lank_20_Slide">
        <draw:frame draw:name="Table 1" draw:style-name="standard" draw:layer="layout" svg:width="14.096cm" svg:height="2.381cm" svg:x="7.061cm" svg:y="10.47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0" draw:border="0%"/>
    <draw:fill-image draw:name="msFillBitmap_20_1" draw:display-name="msFillBitmap 1" xlink:href="Pictures/100000000000005E0000005EFCF40F8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3T11:43:24</meta:creation-date>
    <dc:language>en-US</dc:language>
    <dc:date>2015-03-03T11:45:06</dc:date>
    <meta:editing-cycles>1</meta:editing-cycles>
    <meta:editing-duration>PT1M41S</meta:editing-duration>
    <meta:generator>LibreOfficeDev/4.5.0.0.alpha0$MacOSX_X86_64 LibreOffice_project/45306431759ec5e1bda8caa1ed428fc77035b0f2</meta:generator>
    <meta:document-statistic meta:object-count="19"/>
  </office:meta>
</office:document-meta>
</file>